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T1" style:family="text">
      <style:text-properties officeooo:rsid="001aaa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38967809-7fff-eb99-c8f4-29c1884b0169"/><text:span text:style-name="T1">1. </text:span>Что подразумевается под тестовой средой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1T19:10:04.882470956</meta:creation-date>
    <dc:date>2021-05-01T19:11:09.680868688</dc:date>
    <meta:editing-duration>PT1M7S</meta:editing-duration>
    <meta:editing-cycles>1</meta:editing-cycles>
    <meta:document-statistic meta:table-count="0" meta:image-count="0" meta:object-count="0" meta:page-count="1" meta:paragraph-count="1" meta:word-count="6" meta:character-count="43" meta:non-whitespace-character-count="38"/>
    <meta:generator>LibreOffice/6.0.7.3$Linux_X86_64 LibreOffice_project/00m0$Build-3</meta:generator>
  </office:meta>
</office:document-meta>
</file>